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227" calcext:value-type="float">
            <text:p>22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2" calcext:value-type="float">
            <text:p>132</text:p>
          </table:table-cell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6" calcext:value-type="float">
            <text:p>146</text:p>
          </table:table-cell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6" calcext:value-type="float">
            <text:p>186</text:p>
          </table:table-cell>
          <table:table-cell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6" calcext:value-type="float">
            <text:p>196</text:p>
          </table:table-cell>
          <table:table-cell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7" calcext:value-type="float">
            <text:p>227</text:p>
          </table:table-cell>
          <table:table-cell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206" calcext:value-type="float">
            <text:p>20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8" calcext:value-type="float">
            <text:p>118</text:p>
          </table:table-cell>
          <table:table-cell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5" calcext:value-type="float">
            <text:p>145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7" calcext:value-type="float">
            <text:p>167</text:p>
          </table:table-cell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2" calcext:value-type="float">
            <text:p>172</text:p>
          </table:table-cell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1" calcext:value-type="float">
            <text:p>151</text:p>
          </table:table-cell>
          <table:table-cell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4" calcext:value-type="float">
            <text:p>164</text:p>
          </table:table-cell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4" calcext:value-type="float">
            <text:p>184</text:p>
          </table:table-cell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1" calcext:value-type="float">
            <text:p>201</text:p>
          </table:table-cell>
          <table:table-cell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3" calcext:value-type="float">
            <text:p>183</text:p>
          </table:table-cell>
          <table:table-cell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6" calcext:value-type="float">
            <text:p>226</text:p>
          </table:table-cell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7" calcext:value-type="float">
            <text:p>227</text:p>
          </table:table-cell>
          <table:table-cell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7" calcext:value-type="float">
            <text:p>227</text:p>
          </table:table-cell>
          <table:table-cell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7" calcext:value-type="float">
            <text:p>227</text:p>
          </table:table-cell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8" calcext:value-type="float">
            <text:p>218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8" calcext:value-type="float">
            <text:p>228</text:p>
          </table:table-cell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8" calcext:value-type="float">
            <text:p>228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7" calcext:value-type="float">
            <text:p>217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2" calcext:value-type="float">
            <text:p>182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4" calcext:value-type="float">
            <text:p>194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7" calcext:value-type="float">
            <text:p>217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27" calcext:value-type="float">
            <text:p>227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18" calcext:value-type="float">
            <text:p>218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27" calcext:value-type="float">
            <text:p>227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8" calcext:value-type="float">
            <text:p>88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12" calcext:value-type="float">
            <text:p>212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Liberation Sans1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15:59:14.0016891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0T22:08:14.237652866</meta:creation-date>
    <dc:date>2015-01-12T16:36:32.054268048</dc:date>
    <meta:editing-duration>PT1H15M41S</meta:editing-duration>
    <meta:editing-cycles>6</meta:editing-cycles>
    <meta:generator>LibreOffice/4.2.4.2$Linux_X86_64 LibreOffice_project/420m0$Build-2</meta:generator>
    <meta:document-statistic meta:table-count="1" meta:cell-count="352" meta:object-count="0"/>
  </office:meta>
</office:document-meta>
</file>